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fff" officeooo:paragraph-rsid="000f8fff"/>
    </style:style>
    <style:style style:name="P2" style:family="paragraph" style:parent-style-name="Standard">
      <style:text-properties officeooo:rsid="000f8fff" officeooo:paragraph-rsid="000fb667"/>
    </style:style>
    <style:style style:name="P3" style:family="paragraph" style:parent-style-name="Standard">
      <style:text-properties officeooo:rsid="000fb667" officeooo:paragraph-rsid="000fb667"/>
    </style:style>
    <style:style style:name="P4" style:family="paragraph" style:parent-style-name="Standard">
      <style:text-properties fo:font-weight="bold" officeooo:rsid="000fb667" officeooo:paragraph-rsid="000fb667" style:font-weight-asian="bold" style:font-weight-complex="bold"/>
    </style:style>
    <style:style style:name="P5" style:family="paragraph" style:parent-style-name="Standard">
      <style:text-properties fo:font-weight="bold" officeooo:rsid="000fb667" officeooo:paragraph-rsid="000fb667" style:font-weight-asian="bold" style:font-weight-complex="bold"/>
    </style:style>
    <style:style style:name="P6" style:family="paragraph" style:parent-style-name="Standard">
      <style:text-properties officeooo:rsid="0011720b" officeooo:paragraph-rsid="0011720b"/>
    </style:style>
    <style:style style:name="P7" style:family="paragraph" style:parent-style-name="Standard">
      <style:text-properties officeooo:rsid="000f8fff" officeooo:paragraph-rsid="0011720b"/>
    </style:style>
    <style:style style:name="P8" style:family="paragraph" style:parent-style-name="Standard">
      <style:text-properties officeooo:rsid="000fb667" officeooo:paragraph-rsid="0011720b"/>
    </style:style>
    <style:style style:name="T1" style:family="text">
      <style:text-properties officeooo:rsid="000fb667"/>
    </style:style>
    <style:style style:name="T2" style:family="text">
      <style:text-properties officeooo:rsid="00113a15"/>
    </style:style>
    <style:style style:name="T3" style:family="text">
      <style:text-properties officeooo:rsid="001172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3/5/2016</text:p>
      <text:p text:style-name="P6"/>
      <text:p text:style-name="P6">More refactoring.</text:p>
      <text:p text:style-name="Standard"/>
      <text:p text:style-name="P7">1) ruby code <text:span text:style-name="T1">gets a chunk of labels from PPLS and saves the list as XML. (generate_label_list.rb)</text:span></text:p>
      <text:p text:style-name="P7"><text:span text:style-name="T3">2) ruby code iterates through the fields, opening the label detail page, downloading PDF</text:span> and harvest fields <text:span text:style-name="T1">in ruby variables for structured field mapping in elastic (index_labels.rb)</text:span></text:p>
      <text:p text:style-name="P8"/>
      <text:p text:style-name="P7">2) index each record in elastic search.</text:p>
      <text:p text:style-name="Standard"/>
      <text:p text:style-name="P4"/>
      <text:p text:style-name="P4"/>
      <text:p text:style-name="P4">2/23/16</text:p>
      <text:p text:style-name="P3"/>
      <text:p text:style-name="P1">Possible additional fields we can get at the time we scrape PPLS. <text:s/>If we do want to keep them, how do I want to persist them? Probably, in elastic – as a first step. So, </text:p>
      <text:p text:style-name="P1"/>
      <text:p text:style-name="P2">1) ruby code <text:span text:style-name="T1">gets a chunk of labels from PPLS and saves the list as XML. (generate_label_list.rb)</text:span></text:p>
      <text:p text:style-name="P2"><text:span text:style-name="T3">2) ruby code iterates through the fields, opening the label detail page, downloading PDF</text:span> and harvest fields <text:span text:style-name="T1">in ruby variables for structured field mapping in elastic</text:span></text:p>
      <text:p text:style-name="P3"/>
      <text:p text:style-name="P1">2) index each record in elastic search.</text:p>
      <text:p text:style-name="P1"/>
      <text:p text:style-name="P1"/>
      <text:p text:style-name="P1"/>
      <text:p text:style-name="P1">Label Name</text:p>
      <text:p text:style-name="P1">Registration #</text:p>
      <text:p text:style-name="P1">Company name</text:p>
      <text:p text:style-name="P1">Division Name</text:p>
      <text:p text:style-name="P1">Address</text:p>
      <text:p text:style-name="P1">City, State, Zip</text:p>
      <text:p text:style-name="P1">Current State <text:span text:style-name="T2">(Date)</text:span></text:p>
      <text:p text:style-name="P1">Alternate nam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3:38:38.773750803</meta:creation-date>
    <dc:date>2016-03-05T20:37:10.471316186</dc:date>
    <meta:editing-duration>PT1M5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56" meta:character-count="929" meta:non-whitespace-character-count="788"/>
  </office:meta>
</office:document-meta>
</file>